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List_20_1" style:list-style-name="WWNum1"/>
    <style:style style:name="T1" style:family="text">
      <style:text-properties fo:font-weight="bold" style:font-weight-asian="bold"/>
    </style:style>
    <style:style style:name="T2" style:family="text">
      <style:text-properties officeooo:rsid="001182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nnotation of Pathological Images using QuPath and Fiji</text:h>
      <text:p text:style-name="Standard">Student Name: Sangeeth Varma S V</text:p>
      <text:p text:style-name="Standard">Course/Batch and Institute Name: B.Sc. (Biology) Hons., Banaras Hindu University</text:p>
      <text:p text:style-name="Standard">Project Guide / Mentor Name: Sujoy Biswas Sir</text:p>
      <text:p text:style-name="Standard">Period of Internship: 14th Jan 2025 - 30th April 2025</text:p>
      <text:p text:style-name="Standard"><text:span text:style-name="T1">Acknowledgement</text:span></text:p>
      <text:p text:style-name="Standard">I would like to express my heartfelt gratitude to my mentor, Sujoy Biswas Sir, for his invaluable guidance, constant encouragement, and insightful suggestions throughout the duration of this internship. His mentorship has played a significant role in shaping my understanding of digital pathology and image annotation.<text:line-break/><text:line-break/>I would also like to extend my sincere thanks to IDEAS – Institute of Data Engineering, Analytics and Science Foundation, ISI Kolkata, for providing me with this wonderful opportunity to work on a meaningful and enriching project. The support and resources provided by IDEAS TIH were instrumental in the successful completion of this work.</text:p>
      <text:p text:style-name="Standard">Report Submitted to: IDEAS – Institute of Data Engineering, Analytics and Science Foundation, ISI Kolkata</text:p>
      <text:h text:style-name="Heading_20_2" text:outline-level="2">1. Abstract</text:h>
      <text:p text:style-name="Standard">This project focuses on the annotation of pathological images using two powerful open-source tools, QuPath and Fiji. The purpose is to understand, process, and analyze histological slides efficiently. Accurate annotation aids in training machine learning models for disease detection. The study emphasizes cell segmentation, tissue classification, and preprocessing steps vital for pathology. By combining Fiji’s robust image processing features with QuPath’s annotation capabilities, we explored a streamlined workflow. The annotated data also provides a foundation for further statistical and visual analysis. Ultimately, this work supports advancements in digital pathology and biomedical research.</text:p>
      <text:h text:style-name="Heading_20_2" text:outline-level="2"><text:soft-page-break/>2. Introduction</text:h>
      <text:p text:style-name="Standard">Digital pathology is an emerging field combining computer science and medical diagnostics. Manual analysis of pathological slides is time-consuming and prone to human error. With tools like QuPath and Fiji (ImageJ), automation and accuracy are achievable. Fiji offers extensive plugins for image preprocessing and analysis, while QuPath provides advanced annotation, scripting, and machine learning integration. In this project, we explored image annotation pipelines on histological slides, simulating real-world scenarios encountered in pathology labs. The project is significant as it contributes to the automation of pathology, improves reproducibility, and lays a foundation for AI-based diagnostic tools.</text:p>
      <text:h text:style-name="Heading_20_2" text:outline-level="2">3. Project Objective</text:h>
      <text:list text:style-name="WWNum1">
        <text:list-item>
          <text:p text:style-name="P1">The main objectives of the project were:</text:p>
        </text:list-item>
        <text:list-item>
          <text:p text:style-name="P1">To understand and apply image annotation techniques on pathological slides.</text:p>
        </text:list-item>
        <text:list-item>
          <text:p text:style-name="P1">To preprocess histological images using Fiji for noise reduction and enhancement.</text:p>
        </text:list-item>
        <text:list-item>
          <text:p text:style-name="P1">To segment and classify cells and tissues using QuPath.</text:p>
        </text:list-item>
        <text:list-item>
          <text:p text:style-name="P1">To create datasets suitable for further machine learning applications.</text:p>
        </text:list-item>
        <text:list-item>
          <text:p text:style-name="P1">To evaluate the effectiveness of the annotation workflow in improving data quality.</text:p>
        </text:list-item>
      </text:list>
      <text:h text:style-name="Heading_20_2" text:outline-level="2">4. Methodology</text:h>
      <text:p text:style-name="Standard">The project workflow involved the following steps:<text:line-break/><text:line-break/>1. Image Acquisition:<text:line-break/> <text:s text:c="2"/>- Used publicly available histopathological images or datasets.<text:line-break/><text:line-break/>2. Preprocessing with Fiji:<text:line-break/> <text:s text:c="2"/>- Applied median filtering and background subtraction.<text:line-break/> <text:s text:c="2"/>- Converted images to grayscale or binary where needed.<text:line-break/> <text:s text:c="2"/>- Performed morphological operations for noise removal.<text:line-break/><text:line-break/>3. Annotation with QuPath:<text:line-break/> <text:s text:c="2"/>- Imported images into QuPath.<text:line-break/> <text:s text:c="2"/>- Used brush, wand, and automated detection tools for annotation.<text:line-break/> <text:s text:c="2"/>- Configured classifiers for distinguishing between normal and abnormal regions.<text:line-break/><text:soft-page-break/> <text:s text:c="2"/>- Exported annotations in GeoJSON format for further analysis.<text:line-break/><text:line-break/>4. Analysis:<text:line-break/> <text:s text:c="2"/>- Counted segmented nuclei and classified tissue types.<text:line-break/> <text:s text:c="2"/>- Generated summary statistics and visualizations.<text:line-break/> <text:s text:c="2"/>- Evaluated inter-annotator consistency (if applicable).<text:line-break/><text:line-break/>Tools Used:<text:line-break/>- Fiji (ImageJ)<text:line-break/>- QuPath<text:line-break/>- Image datasets from The Cancer Genome Atlas (TCGA) or similar sources<text:line-break/></text:p>
      <text:h text:style-name="Heading_20_2" text:outline-level="2"><text:span text:style-name="T2">5</text:span>. Conclusion</text:h>
      <text:p text:style-name="Standard">The project demonstrated the efficiency of using Fiji and QuPath in annotating pathological images. The integration of these tools facilitated a semi-automated workflow, enhancing reproducibility and accuracy. The experience gained lays a foundation for future machine learning applications in digital pathology. Moving forward, the workflow can be improved by integrating deep learning-based segmentation tools.</text:p>
      <text:h text:style-name="Heading_20_2" text:outline-level="2"><text:span text:style-name="T2">6</text:span>. APPENDICES</text:h>
      <text:h text:style-name="Heading_20_3" text:outline-level="3"><text:s/>References</text:h>
      <text:p text:style-name="Standard">- Bankhead et al., "QuPath: Open source software for digital pathology image analysis", Scientific Reports, 2017<text:line-break/>- Schindelin et al., "Fiji: an open-source platform for biological-image analysis", Nature Methods, 2012<text:line-break/>- https://qupath.github.io<text:line-break/>- https://imagej.net/software/fiji/</text:p>
      <text:h text:style-name="Heading_20_3" text:outline-level="3"/>
      <text:h text:style-name="Heading_20_3" text:outline-level="3"><text:s/>Document Link</text:h>
      <text:p text:style-name="Standard">A copy of this report and associated data are available at: https://drive.google.com/drive/folders/15wufPn69wyBzcZaChSPkr00Xqe2IaC_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meta:editing-cycles>
    <meta:creation-date>2013-12-23T23:15:00</meta:creation-date>
    <dc:date>2025-05-12T17:02:49.859149783</dc:date>
    <meta:editing-duration>PT4M2S</meta:editing-duration>
    <meta:generator>LibreOffice/24.2.7.2$Linux_X86_64 LibreOffice_project/420$Build-2</meta:generator>
    <meta:document-statistic meta:table-count="0" meta:image-count="0" meta:object-count="0" meta:page-count="3" meta:paragraph-count="28" meta:word-count="647" meta:character-count="4724" meta:non-whitespace-character-count="4067"/>
    <meta:user-defined meta:name="AppVersion">14.0000</meta:user-defined>
    <meta:template xlink:type="simple" xlink:actuate="onRequest" xlink:title="Normal.dotm" xlink:href=""/>
  </office:meta>
</office:document-meta>
</file>